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y Testin Notes</text:p>
      <text:p text:style-name="P3"/>
      <text:p text:style-name="P3"/>
      <text:p text:style-name="P1">4/11/19</text:p>
      <text:list xml:id="list5180245492131520044" text:style-name="L1">
        <text:list-item>
          <text:p text:style-name="P4">Necromancer needs strike ability or it causes a free strike bug FIXED</text:p>
        </text:list-item>
        <text:list-item>
          <text:p text:style-name="P4">card reward screen</text:p>
          <text:list>
            <text:list-item>
              <text:p text:style-name="P4">'choose one' banner needs to be higher and smaller DONE</text:p>
            </text:list-item>
            <text:list-item>
              <text:p text:style-name="P4">Skip rewards button should say “Continue..” instead DONE</text:p>
            </text:list-item>
            <text:list-item>
              <text:p text:style-name="P4">Leaving the rewards screen shouldnt disable the half faded black screen</text:p>
            </text:list-item>
            <text:list-item>
              <text:p text:style-name="P4">max health text on ability bar displays wrong value: sets current health as the max health text DONE</text:p>
            </text:list-item>
            <text:list-item>
              <text:p text:style-name="P4">activation panel arrow should move a bit faster, or on new turn start DONE</text:p>
            </text:list-item>
            <text:list-item>
              <text:p text:style-name="P4">necromancer summoned skelly after dying from free strike DONE</text:p>
            </text:list-item>
            <text:list-item>
              <text:p text:style-name="P4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4265227706286839641" text:style-name="L2">
        <text:list-item>
          <text:p text:style-name="P5">Tile hover for spells not disabling for instant cast spells FIXED</text:p>
        </text:list-item>
        <text:list-item>
          <text:p text:style-name="P5">Skeleton king starts with 1hp FIXED</text:p>
        </text:list-item>
        <text:list-item>
          <text:p text:style-name="P5">preparation is not set on cooldown FIXED</text:p>
        </text:list-item>
        <text:list-item>
          <text:p text:style-name="P5">ItemSlot caused null ref exc: missing gold cost text component reference FIXED</text:p>
        </text:list-item>
        <text:list-item>
          <text:p text:style-name="P5">Volatile zombie using strike from 2 tiles away ( possible bug with melee range value, or isTargetInRange() method) FIXED</text:p>
        </text:list-item>
        <text:list-item>
          <text:p text:style-name="P5">poison not working (not damaging on activation end). Rogue took 1 damage instead of 4, other character took 0 damage (maybe code confusing poison and poisonous? FIXED</text:p>
        </text:list-item>
        <text:list-item>
          <text:p text:style-name="P5">'Move' ability does not deduct AP from priest? FIXED</text:p>
        </text:list-item>
        <text:list-item>
          <text:p text:style-name="P5">Tile hover activates on button click if character doesnt have enough AP for the ability FIXED</text:p>
        </text:list-item>
        <text:list-item>
          <text:p text:style-name="P5">update activation panel arrow position on character death FIXED</text:p>
        </text:list-item>
        <text:list-item>
          <text:p text:style-name="P5">Choose an item screen's back button should be lower: it hangs over middle item card FIXED</text:p>
        </text:list-item>
        <text:list-item>
          <text:p text:style-name="P5">Choose an item screen can get duplicate items FIXED</text:p>
        </text:list-item>
        <text:list-item>
          <text:p text:style-name="P5"><text:soft-page-break/>Health in character data can go into minus FIXED</text:p>
        </text:list-item>
        <text:list-item>
          <text:p text:style-name="P5">character data entities with 0hp still get created on combat start FIXED</text:p>
        </text:list-item>
        <text:list-item>
          <text:p text:style-name="P5">mage fleet footed not working if mage has 0 AP FIXED</text:p>
        </text:list-item>
        <text:list-item>
          <text:p text:style-name="P5">skeleton necro: when new zombie is made, arrow panel does not update position FIXED</text:p>
        </text:list-item>
      </text:list>
      <text:p text:style-name="P6"/>
      <text:p text:style-name="P6">Play Test Notes 29/11/19</text:p>
      <text:list xml:id="list880797365168872538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1-29T17:59:56.88</dc:date>
    <dc:creator>will black</dc:creator>
    <meta:editing-duration>P17DT19H59M58S</meta:editing-duration>
    <meta:editing-cycles>223</meta:editing-cycles>
    <meta:generator>OpenOffice/4.1.6$Win32 OpenOffice.org_project/416m1$Build-9790</meta:generator>
    <meta:document-statistic meta:table-count="0" meta:image-count="0" meta:object-count="0" meta:page-count="2" meta:paragraph-count="37" meta:word-count="446" meta:character-count="2527"/>
  </office:meta>
</office:document-meta>
</file>